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14643.38" calcext:value-type="float">
            <text:p><text:s/>214,643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27978" calcext:value-type="float">
            <text:p><text:s/>327,978 <text:s/></text:p>
          </table:table-cell>
          <table:table-cell table:number-columns-repeated="6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7341325.2955556" calcext:value-type="float">
            <text:p><text:s/>17,341,325 <text:s/></text:p>
          </table:table-cell>
          <table:table-cell table:style-name="ce50" office:value-type="float" office:value="3915404" calcext:value-type="float">
            <text:p><text:s/>3,915,404 <text:s/></text:p>
          </table:table-cell>
          <table:table-cell table:style-name="ce50" office:value-type="float" office:value="21378720" calcext:value-type="float">
            <text:p><text:s/>21,378,720 <text:s/></text:p>
          </table:table-cell>
          <table:table-cell table:style-name="ce50" office:value-type="float" office:value="51026" calcext:value-type="float">
            <text:p><text:s/>51,0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8272" calcext:value-type="float">
            <text:p><text:s/>378,2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508.11111111111" calcext:value-type="float">
            <text:p><text:s/>1,5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939" calcext:value-type="float">
            <text:p><text:s/>1,93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829581.95" calcext:value-type="float">
            <text:p><text:s/>829,582 <text:s/></text:p>
          </table:table-cell>
          <table:table-cell table:style-name="ce50" office:value-type="float" office:value="-37018" calcext:value-type="float">
            <text:p><text:s/>-37,018 <text:s/></text:p>
          </table:table-cell>
          <table:table-cell table:style-name="ce50" office:value-type="float" office:value="1411709" calcext:value-type="float">
            <text:p><text:s/>1,411,70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-85480.36" calcext:value-type="float">
            <text:p><text:s/>-85,4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6724878.6144444" calcext:value-type="float">
            <text:p><text:s/>16,724,879 <text:s/></text:p>
          </table:table-cell>
          <table:table-cell table:style-name="ce51" office:value-type="float" office:value="3952422" calcext:value-type="float">
            <text:p><text:s/>3,952,422 <text:s/></text:p>
          </table:table-cell>
          <table:table-cell table:style-name="ce51" office:value-type="float" office:value="20294989" calcext:value-type="float">
            <text:p><text:s/>20,294,989 <text:s/></text:p>
          </table:table-cell>
          <table:table-cell table:style-name="ce51" office:value-type="float" office:value="51026" calcext:value-type="float">
            <text:p><text:s/>51,02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1813.36" calcext:value-type="float">
            <text:p><text:s/>461,81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86390.959522222" calcext:value-type="float">
            <text:p><text:s/>586,391 <text:s/></text:p>
          </table:table-cell>
          <table:table-cell table:style-name="ce51" office:value-type="float" office:value="143740" calcext:value-type="float">
            <text:p><text:s/>143,740 <text:s/></text:p>
          </table:table-cell>
          <table:table-cell table:style-name="ce51" office:value-type="float" office:value="620700" calcext:value-type="float">
            <text:p><text:s/>620,70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45086.4051" calcext:value-type="float">
            <text:p><text:s/>45,08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4947566.8865536" calcext:value-type="float">
            <text:p><text:s/>14,947,567 <text:s/></text:p>
          </table:table-cell>
          <table:table-cell table:style-name="ce50" office:value-type="float" office:value="3808682" calcext:value-type="float">
            <text:p><text:s/>3,808,682 <text:s/></text:p>
          </table:table-cell>
          <table:table-cell table:style-name="ce50" office:value-type="float" office:value="14780479.0925652" calcext:value-type="float">
            <text:p><text:s/>14,780,4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98003.446598" calcext:value-type="float">
            <text:p><text:s/>2,598,0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040102.98555556" calcext:value-type="float">
            <text:p><text:s/>3,040,103 <text:s/></text:p>
          </table:table-cell>
          <table:table-cell table:style-name="ce50" office:value-type="float" office:value="3808682" calcext:value-type="float">
            <text:p><text:s/>3,808,682 <text:s/></text:p>
          </table:table-cell>
          <table:table-cell table:style-name="ce50" office:value-type="float" office:value="96935" calcext:value-type="float">
            <text:p><text:s/>96,93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2196813.46127622" calcext:value-type="float">
            <text:p><text:s/>2,196,8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107.91" calcext:value-type="float">
            <text:p><text:s/>232,10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598003.446598" calcext:value-type="float">
            <text:p><text:s/>2,598,00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7963934.90888889" calcext:value-type="float">
            <text:p><text:s/>7,963,9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567673" calcext:value-type="float">
            <text:p><text:s/>12,567,6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1746715.53083295" calcext:value-type="float">
            <text:p><text:s/>1,746,71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83763.18256522" calcext:value-type="float">
            <text:p><text:s/>1,883,76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880034.00011111" calcext:value-type="float">
            <text:p><text:s/>3,880,0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962432.96" calcext:value-type="float">
            <text:p><text:s/>2,962,4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880034.00011111" calcext:value-type="float">
            <text:p><text:s/>3,880,0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2962432.96" calcext:value-type="float">
            <text:p><text:s/>2,962,43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602410.573333333" calcext:value-type="float">
            <text:p><text:s/>602,41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83191.794666667" calcext:value-type="float">
            <text:p><text:s/>283,19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19218.778666667" calcext:value-type="float">
            <text:p><text:s/>319,21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296.17947777778" calcext:value-type="float">
            <text:p><text:s/>6,29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2096.8549" calcext:value-type="float">
            <text:p><text:s/>2,09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462248.01566861" calcext:value-type="float">
            <text:p><text:s/>4,462,248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893809.90743478" calcext:value-type="float">
            <text:p><text:s/>4,893,810 <text:s/></text:p>
          </table:table-cell>
          <table:table-cell table:style-name="ce52" office:value-type="float" office:value="51026" calcext:value-type="float">
            <text:p><text:s/>51,02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779059.613402" calcext:value-type="float">
            <text:p><text:s/>779,060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132740.32677972" calcext:value-type="float">
            <text:p><text:s/>4,132,74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893809.90743478" calcext:value-type="float">
            <text:p><text:s/>4,893,81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407161.813402" calcext:value-type="float">
            <text:p><text:s/>407,16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4130377.12789083" calcext:value-type="float">
            <text:p><text:s/>4,130,3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890198.90743478" calcext:value-type="float">
            <text:p><text:s/>4,890,19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7161.813402" calcext:value-type="float">
            <text:p><text:s/>407,1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263.07777777778" calcext:value-type="float">
            <text:p><text:s/>1,2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30" calcext:value-type="float">
            <text:p><text:s/>1,93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249.955555555556" calcext:value-type="float">
            <text:p><text:s/>25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0" calcext:value-type="float">
            <text:p><text:s/>3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73897.4534559474" calcext:value-type="float">
            <text:p><text:s/>73,8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553.55281308" calcext:value-type="float">
            <text:p><text:s/>109,55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83061.614875979" calcext:value-type="float">
            <text:p><text:s/>283,0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9336.4611651" calcext:value-type="float">
            <text:p><text:s/>419,33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085842.41246995" calcext:value-type="float">
            <text:p><text:s/>1,085,8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08651.89345881" calcext:value-type="float">
            <text:p><text:s/>1,608,65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33910.159068909" calcext:value-type="float">
            <text:p><text:s/>133,9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8222.27493753" calcext:value-type="float">
            <text:p><text:s/>198,2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6477.7244444444" calcext:value-type="float">
            <text:p>( 26,478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9194" calcext:value-type="float">
            <text:p>( 39,19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07432.434624465" calcext:value-type="float">
            <text:p>( 107,432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9028.27493753" calcext:value-type="float">
            <text:p>( 159,02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375945.711973454" calcext:value-type="float">
            <text:p><text:s/>375,9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56678.99305281" calcext:value-type="float">
            <text:p><text:s/>556,67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75927.641427589" calcext:value-type="float">
            <text:p><text:s/>575,92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3660.62546847" calcext:value-type="float">
            <text:p><text:s/>853,66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58.9" calcext:value-type="float">
            <text:p><text:s/>59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90" calcext:value-type="float">
            <text:p><text:s/>90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858024.79444444" calcext:value-type="float">
            <text:p><text:s/>1,858,0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0357" calcext:value-type="float">
            <text:p><text:s/>2,750,3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91" calcext:value-type="float">
            <text:p><text:s/>1,5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851282.48777778" calcext:value-type="float">
            <text:p><text:s/>1,851,28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41873" calcext:value-type="float">
            <text:p><text:s/>2,741,8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1" calcext:value-type="float">
            <text:p><text:s/>6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6742.30666666667" calcext:value-type="float">
            <text:p><text:s/>6,7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484" calcext:value-type="float">
            <text:p><text:s/>8,48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30" calcext:value-type="float">
            <text:p><text:s/>1,5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827612.374868222" calcext:value-type="float">
            <text:p><text:s/>827,61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05023.813402" calcext:value-type="float">
            <text:p><text:s/>405,0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824204.930423778" calcext:value-type="float">
            <text:p><text:s/>824,20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00642.813402" calcext:value-type="float">
            <text:p><text:s/>400,6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3407.44444444444" calcext:value-type="float">
            <text:p><text:s/>3,4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381" calcext:value-type="float">
            <text:p><text:s/>4,3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25.444444444444" calcext:value-type="float">
            <text:p><text:s/>425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54" office:value-type="float" office:value="547" calcext:value-type="float">
            <text:p><text:s/>547 <text:s/></text:p>
          </table:table-cell>
          <table:table-cell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-0.00000149297778" calcext:value-type="float">
            <text:p><text:s/>-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0221" calcext:value-type="float">
            <text:p><text:s/>-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363.19888888889" calcext:value-type="float">
            <text:p><text:s/>2,36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11" calcext:value-type="float">
            <text:p><text:s/>3,6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2363.19888888889" calcext:value-type="float">
            <text:p><text:s/>2,36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611" calcext:value-type="float">
            <text:p><text:s/>3,61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29507.688888889" calcext:value-type="float">
            <text:p><text:s/>329,5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026" calcext:value-type="float">
            <text:p><text:s/>51,0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1897.8" calcext:value-type="float">
            <text:p><text:s/>371,8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29507.688888889" calcext:value-type="float">
            <text:p><text:s/>329,5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1026" calcext:value-type="float">
            <text:p><text:s/>51,02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1897.8" calcext:value-type="float">
            <text:p><text:s/>371,8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4944955.946454" calcext:value-type="float">
            <text:p><text:s/>44,944,95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42494681.946454" calcext:value-type="float">
            <text:p><text:s/>42,494,68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50274" calcext:value-type="float">
            <text:p><text:s/>2,450,27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6954222.77" calcext:value-type="float">
            <text:p><text:s/>36,954,22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6954222.77" calcext:value-type="float">
            <text:p><text:s/>36,954,22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7990733.176454" calcext:value-type="float">
            <text:p><text:s/>7,990,73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540459.176454" calcext:value-type="float">
            <text:p><text:s/>5,540,45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450274" calcext:value-type="float">
            <text:p><text:s/>2,450,27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number-columns-repeated="2" table:style-name="ce49" office:value-type="float" office:value="65471" calcext:value-type="float">
            <text:p><text:s/>65,471 <text:s/></text:p>
          </table:table-cell>
          <table:table-cell table:number-columns-repeated="4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284183.5131153" calcext:value-type="float">
            <text:p><text:s/>36,284,184 <text:s/></text:p>
          </table:table-cell>
          <table:table-cell table:style-name="ce50" office:value-type="float" office:value="28639305" calcext:value-type="float">
            <text:p><text:s/>28,639,30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1516.73" calcext:value-type="float">
            <text:p><text:s/>1,611,51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32582.51322104" calcext:value-type="float">
            <text:p><text:s/>1,432,583 <text:s/></text:p>
          </table:table-cell>
          <table:table-cell table:style-name="ce50" office:value-type="float" office:value="576" calcext:value-type="float">
            <text:p><text:s/>5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07772.53333333" calcext:value-type="float">
            <text:p><text:s/>2,107,7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0340.44444444" calcext:value-type="float">
            <text:p><text:s/>1,020,3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048969.38900161" calcext:value-type="float">
            <text:p><text:s/>-1,048,969 <text:s/></text:p>
          </table:table-cell>
          <table:table-cell table:style-name="ce50" office:value-type="float" office:value="-235663" calcext:value-type="float">
            <text:p><text:s/>-235,6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888.316" calcext:value-type="float">
            <text:p><text:s/>127,88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2837928.411118" calcext:value-type="float">
            <text:p><text:s/>32,837,928 <text:s/></text:p>
          </table:table-cell>
          <table:table-cell table:style-name="ce51" office:value-type="float" office:value="28939863" calcext:value-type="float">
            <text:p><text:s/>28,939,86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83628.414" calcext:value-type="float">
            <text:p><text:s/>1,483,62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7030.36912222" calcext:value-type="float">
            <text:p><text:s/>2,497,0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82.46" calcext:value-type="float">
            <text:p><text:s/>1,98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08780" calcext:value-type="float">
            <text:p><text:s/>208,780 <text:s/></text:p>
          </table:table-cell>
          <table:table-cell table:style-name="ce50" office:value-type="float" office:value="3325090" calcext:value-type="float">
            <text:p><text:s/>3,325,090 <text:s/></text:p>
          </table:table-cell>
          <table:table-cell table:style-name="ce50" office:value-type="float" office:value="345520" calcext:value-type="float">
            <text:p><text:s/>345,520 <text:s/></text:p>
          </table:table-cell>
          <table:table-cell table:style-name="ce50" office:value-type="float" office:value="35289937.1207644" calcext:value-type="float">
            <text:p><text:s/>35,289,937 <text:s/></text:p>
          </table:table-cell>
          <table:table-cell table:style-name="ce50" office:value-type="float" office:value="28939863" calcext:value-type="float">
            <text:p><text:s/>28,939,8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939863" calcext:value-type="float">
            <text:p><text:s/>28,939,8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62198.35555556" calcext:value-type="float">
            <text:p><text:s/>5,962,19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08780" calcext:value-type="float">
            <text:p><text:s/>208,780 <text:s/></text:p>
          </table:table-cell>
          <table:table-cell table:style-name="ce51" office:value-type="float" office:value="3325090" calcext:value-type="float">
            <text:p><text:s/>3,325,090 <text:s/></text:p>
          </table:table-cell>
          <table:table-cell table:style-name="ce51" office:value-type="float" office:value="345520" calcext:value-type="float">
            <text:p><text:s/>345,520 <text:s/></text:p>
          </table:table-cell>
          <table:table-cell table:style-name="ce51" office:value-type="float" office:value="387875.765208802" calcext:value-type="float">
            <text:p><text:s/>387,876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10188" calcext:value-type="float">
            <text:p><text:s/>1,310,188 <text:s/></text:p>
          </table:table-cell>
          <table:table-cell table:style-name="ce50" office:value-type="float" office:value="9733537" calcext:value-type="float">
            <text:p><text:s/>9,733,537 <text:s/></text:p>
          </table:table-cell>
          <table:table-cell table:style-name="ce50" office:value-type="float" office:value="597928" calcext:value-type="float">
            <text:p><text:s/>597,928 <text:s/></text:p>
          </table:table-cell>
          <table:table-cell table:style-name="ce50" office:value-type="float" office:value="30944965.5658728" calcext:value-type="float">
            <text:p><text:s/>30,944,96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5192" calcext:value-type="float">
            <text:p><text:s/>1,045,192 <text:s/></text:p>
          </table:table-cell>
          <table:table-cell table:style-name="ce50" office:value-type="float" office:value="1037137.344" calcext:value-type="float">
            <text:p><text:s/>1,037,1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310188" calcext:value-type="float">
            <text:p><text:s/>1,310,188 <text:s/></text:p>
          </table:table-cell>
          <table:table-cell table:style-name="ce50" office:value-type="float" office:value="9733537" calcext:value-type="float">
            <text:p><text:s/>9,733,537 <text:s/></text:p>
          </table:table-cell>
          <table:table-cell table:style-name="ce50" office:value-type="float" office:value="597928" calcext:value-type="float">
            <text:p><text:s/>597,928 <text:s/></text:p>
          </table:table-cell>
          <table:table-cell table:style-name="ce50" office:value-type="float" office:value="30353753.850151" calcext:value-type="float">
            <text:p><text:s/>30,353,7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5192" calcext:value-type="float">
            <text:p><text:s/>1,045,192 <text:s/></text:p>
          </table:table-cell>
          <table:table-cell table:style-name="ce50" office:value-type="float" office:value="938130.161860437" calcext:value-type="float">
            <text:p><text:s/>938,13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91211.715721778" calcext:value-type="float">
            <text:p><text:s/>591,212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99007.1821395629" calcext:value-type="float">
            <text:p><text:s/>99,00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57565" calcext:value-type="float">
            <text:p><text:s/>357,565 <text:s/></text:p>
          </table:table-cell>
          <table:table-cell table:style-name="ce50" office:value-type="float" office:value="4658389" calcext:value-type="float">
            <text:p><text:s/>4,658,389 <text:s/></text:p>
          </table:table-cell>
          <table:table-cell table:style-name="ce50" office:value-type="float" office:value="160703" calcext:value-type="float">
            <text:p><text:s/>160,703 <text:s/></text:p>
          </table:table-cell>
          <table:table-cell table:style-name="ce50" office:value-type="float" office:value="1515363.35572417" calcext:value-type="float">
            <text:p><text:s/>1,515,3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5192" calcext:value-type="float">
            <text:p><text:s/>1,045,192 <text:s/></text:p>
          </table:table-cell>
          <table:table-cell table:style-name="ce50" office:value-type="float" office:value="14959.536" calcext:value-type="float">
            <text:p><text:s/>14,9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4.222222222222" calcext:value-type="float">
            <text:p><text:s/>1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90064" calcext:value-type="float">
            <text:p><text:s/>190,064 <text:s/></text:p>
          </table:table-cell>
          <table:table-cell table:style-name="ce50" office:value-type="float" office:value="1866285" calcext:value-type="float">
            <text:p><text:s/>1,866,285 <text:s/></text:p>
          </table:table-cell>
          <table:table-cell table:style-name="ce50" office:value-type="float" office:value="160703" calcext:value-type="float">
            <text:p><text:s/>160,703 <text:s/></text:p>
          </table:table-cell>
          <table:table-cell table:style-name="ce50" office:value-type="float" office:value="11612.8888888889" calcext:value-type="float">
            <text:p><text:s/>11,61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67501" calcext:value-type="float">
            <text:p><text:s/>167,501 <text:s/></text:p>
          </table:table-cell>
          <table:table-cell table:style-name="ce50" office:value-type="float" office:value="2792104" calcext:value-type="float">
            <text:p><text:s/>2,792,10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03480.44461306" calcext:value-type="float">
            <text:p><text:s/>1,503,48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5192" calcext:value-type="float">
            <text:p><text:s/>1,045,192 <text:s/></text:p>
          </table:table-cell>
          <table:table-cell table:style-name="ce50" office:value-type="float" office:value="14959.536" calcext:value-type="float">
            <text:p><text:s/>14,96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0.6" calcext:value-type="float">
            <text:p><text:s/>8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5.2" calcext:value-type="float">
            <text:p><text:s/>3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667" calcext:value-type="float">
            <text:p><text:s/>667 <text:s/></text:p>
          </table:table-cell>
          <table:table-cell table:style-name="ce52" office:value-type="float" office:value="41831" calcext:value-type="float">
            <text:p><text:s/>41,831 <text:s/></text:p>
          </table:table-cell>
          <table:table-cell table:style-name="ce52" office:value-type="float" office:value="3576" calcext:value-type="float">
            <text:p><text:s/>3,57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43176" calcext:value-type="float">
            <text:p><text:s/>743,176 <text:s/></text:p>
          </table:table-cell>
          <table:table-cell table:style-name="ce52" office:value-type="float" office:value="1708227" calcext:value-type="float">
            <text:p><text:s/>1,708,227 <text:s/></text:p>
          </table:table-cell>
          <table:table-cell table:style-name="ce52" office:value-type="float" office:value="88129" calcext:value-type="float">
            <text:p><text:s/>88,129 <text:s/></text:p>
          </table:table-cell>
          <table:table-cell table:style-name="ce52" office:value-type="float" office:value="24480563.1313801" calcext:value-type="float">
            <text:p><text:s/>24,480,563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503823.762" calcext:value-type="float">
            <text:p><text:s/>2,503,824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43176" calcext:value-type="float">
            <text:p><text:s/>743,176 <text:s/></text:p>
          </table:table-cell>
          <table:table-cell table:style-name="ce52" office:value-type="float" office:value="1708227" calcext:value-type="float">
            <text:p><text:s/>1,708,227 <text:s/></text:p>
          </table:table-cell>
          <table:table-cell table:style-name="ce52" office:value-type="float" office:value="88129" calcext:value-type="float">
            <text:p><text:s/>88,129 <text:s/></text:p>
          </table:table-cell>
          <table:table-cell table:style-name="ce52" office:value-type="float" office:value="18906038.4499815" calcext:value-type="float">
            <text:p><text:s/>18,906,03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2503823.762" calcext:value-type="float">
            <text:p><text:s/>2,503,8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43176" calcext:value-type="float">
            <text:p><text:s/>743,176 <text:s/></text:p>
          </table:table-cell>
          <table:table-cell table:style-name="ce50" office:value-type="float" office:value="1708227" calcext:value-type="float">
            <text:p><text:s/>1,708,227 <text:s/></text:p>
          </table:table-cell>
          <table:table-cell table:style-name="ce50" office:value-type="float" office:value="88129" calcext:value-type="float">
            <text:p><text:s/>88,129 <text:s/></text:p>
          </table:table-cell>
          <table:table-cell table:style-name="ce50" office:value-type="float" office:value="6082567.36679591" calcext:value-type="float">
            <text:p><text:s/>6,082,5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2641.72" calcext:value-type="float">
            <text:p><text:s/>662,6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074.7777777778" calcext:value-type="float">
            <text:p><text:s/>34,07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79934.528304224" calcext:value-type="float">
            <text:p><text:s/>479,93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3102.096" calcext:value-type="float">
            <text:p><text:s/>13,1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7597.89447273" calcext:value-type="float">
            <text:p><text:s/>1,067,5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952.898" calcext:value-type="float">
            <text:p><text:s/>6,9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231.8111111111" calcext:value-type="float">
            <text:p><text:s/>29,2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806.3324266667" calcext:value-type="float">
            <text:p><text:s/>10,8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114.784" calcext:value-type="float">
            <text:p><text:s/>3,1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1189.763021379" calcext:value-type="float">
            <text:p><text:s/>441,1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22.184" calcext:value-type="float">
            <text:p><text:s/>4,7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10.7067888889" calcext:value-type="float">
            <text:p><text:s/>10,4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733.86" calcext:value-type="float">
            <text:p><text:s/>10,73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6424.02529744" calcext:value-type="float">
            <text:p><text:s/>1,196,4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17.002" calcext:value-type="float">
            <text:p><text:s/>5,8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3427.60666871" calcext:value-type="float">
            <text:p><text:s/>1,173,4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817.002" calcext:value-type="float">
            <text:p><text:s/>5,8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141885.80213062" calcext:value-type="float">
            <text:p>( 1,141,88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5817.002" calcext:value-type="float">
            <text:p>( 5,81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31541.8045380849" calcext:value-type="float">
            <text:p>( 31,542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996.4186461924" calcext:value-type="float">
            <text:p><text:s/>22,99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0.0000174595558" calcext:value-type="float">
            <text:p><text:s/>-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4091.240692222" calcext:value-type="float">
            <text:p><text:s/>144,0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381.698" calcext:value-type="float">
            <text:p><text:s/>8,3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062.836839111" calcext:value-type="float">
            <text:p><text:s/>119,06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761.45" calcext:value-type="float">
            <text:p><text:s/>15,76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36480.599110889" calcext:value-type="float">
            <text:p><text:s/>236,48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8372.21" calcext:value-type="float">
            <text:p><text:s/>38,37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91017.274933333" calcext:value-type="float">
            <text:p><text:s/>791,0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91173.44" calcext:value-type="float">
            <text:p><text:s/>191,17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9739.205937778" calcext:value-type="float">
            <text:p><text:s/>159,73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114.944" calcext:value-type="float">
            <text:p><text:s/>4,1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31278.068995556" calcext:value-type="float">
            <text:p><text:s/>631,2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7058.496" calcext:value-type="float">
            <text:p><text:s/>187,0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01849.846584444" calcext:value-type="float">
            <text:p>( 101,85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87989.076" calcext:value-type="float">
            <text:p>( 87,989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268006.775618889" calcext:value-type="float">
            <text:p>( 268,007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19979.982" calcext:value-type="float">
            <text:p>( 19,980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43176" calcext:value-type="float">
            <text:p><text:s/>743,176 <text:s/></text:p>
          </table:table-cell>
          <table:table-cell table:style-name="ce50" office:value-type="float" office:value="1708227" calcext:value-type="float">
            <text:p><text:s/>1,708,227 <text:s/></text:p>
          </table:table-cell>
          <table:table-cell table:style-name="ce50" office:value-type="float" office:value="88129" calcext:value-type="float">
            <text:p><text:s/>88,129 <text:s/></text:p>
          </table:table-cell>
          <table:table-cell table:style-name="ce50" office:value-type="float" office:value="907056.780057778" calcext:value-type="float">
            <text:p><text:s/>907,0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2032.952" calcext:value-type="float">
            <text:p><text:s/>72,0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43176" calcext:value-type="float">
            <text:p><text:s/>743,176 <text:s/></text:p>
          </table:table-cell>
          <table:table-cell table:style-name="ce50" office:value-type="float" office:value="1708227" calcext:value-type="float">
            <text:p><text:s/>1,708,227 <text:s/></text:p>
          </table:table-cell>
          <table:table-cell table:style-name="ce50" office:value-type="float" office:value="88129" calcext:value-type="float">
            <text:p><text:s/>88,129 <text:s/></text:p>
          </table:table-cell>
          <table:table-cell table:style-name="ce50" office:value-type="float" office:value="829768.266157778" calcext:value-type="float">
            <text:p><text:s/>829,7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7012.692" calcext:value-type="float">
            <text:p><text:s/>57,0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288.5139" calcext:value-type="float">
            <text:p><text:s/>77,2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020.26" calcext:value-type="float">
            <text:p><text:s/>15,02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90.666666666667" calcext:value-type="float">
            <text:p>( 191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6620.9009522222" calcext:value-type="float">
            <text:p><text:s/>96,6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552.782" calcext:value-type="float">
            <text:p><text:s/>28,55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0221.0308922222" calcext:value-type="float">
            <text:p><text:s/>20,22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3702.378" calcext:value-type="float">
            <text:p><text:s/>3,7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568.9340990338" calcext:value-type="float">
            <text:p><text:s/>72,56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349.044" calcext:value-type="float">
            <text:p><text:s/>16,3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684.8587011111" calcext:value-type="float">
            <text:p><text:s/>66,68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0755.106" calcext:value-type="float">
            <text:p><text:s/>20,75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0790.049095556" calcext:value-type="float">
            <text:p><text:s/>190,7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3117.836" calcext:value-type="float">
            <text:p><text:s/>223,1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.1333333333333" calcext:value-type="float">
            <text:p><text:s/>3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264.888888889" calcext:value-type="float">
            <text:p><text:s/>168,2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738261.18888889" calcext:value-type="float">
            <text:p><text:s/>9,738,26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729.833333333" calcext:value-type="float">
            <text:p><text:s/>195,73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72070.02222222" calcext:value-type="float">
            <text:p><text:s/>9,172,0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695.1111111111" calcext:value-type="float">
            <text:p><text:s/>51,6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18766.222222222" calcext:value-type="float">
            <text:p><text:s/>318,7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52103.011111111" calcext:value-type="float">
            <text:p><text:s/>952,10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1.23333333333" calcext:value-type="float">
            <text:p><text:s/>1,95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50151.777777778" calcext:value-type="float">
            <text:p><text:s/>950,15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5746.566666667" calcext:value-type="float">
            <text:p><text:s/>775,74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9476.2" calcext:value-type="float">
            <text:p><text:s/>149,4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00.88888888889" calcext:value-type="float">
            <text:p><text:s/>4,201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142.84444444444" calcext:value-type="float">
            <text:p><text:s/>8,1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5.4" calcext:value-type="float">
            <text:p><text:s/>4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85.24444444444" calcext:value-type="float">
            <text:p><text:s/>2,58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1772.211111111" calcext:value-type="float">
            <text:p><text:s/>491,7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19073.777777778" calcext:value-type="float">
            <text:p><text:s/>119,07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357360.31651889" calcext:value-type="float">
            <text:p><text:s/>1,357,360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841182.042" calcext:value-type="float">
            <text:p><text:s/>1,841,1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74524.68139865" calcext:value-type="float">
            <text:p><text:s/>5,574,5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74524.68139865" calcext:value-type="float">
            <text:p><text:s/>5,574,52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730276.64" calcext:value-type="float">
            <text:p>( 2,730,27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6331866.195593" calcext:value-type="float">
            <text:p><text:s/>26,331,86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4255549.473" calcext:value-type="float">
            <text:p><text:s/>24,255,54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076316.722593" calcext:value-type="float">
            <text:p><text:s/>2,076,317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9482" calcext:value-type="float">
            <text:p><text:s/>279,482 <text:s/></text:p>
          </table:table-cell>
          <table:table-cell table:style-name="ce50" office:value-type="float" office:value="2437778" calcext:value-type="float">
            <text:p><text:s/>2,437,778 <text:s/></text:p>
          </table:table-cell>
          <table:table-cell table:style-name="ce50" office:value-type="float" office:value="1514552" calcext:value-type="float">
            <text:p><text:s/>1,514,5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51728.144845291" calcext:value-type="float">
            <text:p><text:s/>251,7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733" calcext:value-type="float">
            <text:p><text:s/>733 <text:s/></text:p>
          </table:table-cell>
          <table:table-cell table:style-name="ce50" office:value-type="float" office:value="1147150" calcext:value-type="float">
            <text:p><text:s/>1,147,15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01739.344845291" calcext:value-type="float">
            <text:p><text:s/>-101,739 <text:s/></text:p>
          </table:table-cell>
          <table:table-cell table:style-name="ce50" office:value-type="float" office:value="-397024" calcext:value-type="float">
            <text:p><text:s/>-397,024 <text:s/></text:p>
          </table:table-cell>
          <table:table-cell table:style-name="ce50" office:value-type="float" office:value="135660.850541811" calcext:value-type="float">
            <text:p><text:s/>135,661 <text:s/></text:p>
          </table:table-cell>
          <table:table-cell table:style-name="ce50" office:value-type="float" office:value="5867" calcext:value-type="float">
            <text:p><text:s/>5,867 <text:s/></text:p>
          </table:table-cell>
          <table:table-cell table:style-name="ce50" office:value-type="float" office:value="-11365.3433538298" calcext:value-type="float">
            <text:p><text:s/>-11,365 <text:s/></text:p>
          </table:table-cell>
          <table:table-cell table:style-name="ce50" office:value-type="float" office:value="32742.3433538297" calcext:value-type="float">
            <text:p><text:s/>32,742 <text:s/></text:p>
          </table:table-cell>
          <table:table-cell table:style-name="ce50" office:value-type="float" office:value="190637" calcext:value-type="float">
            <text:p><text:s/>190,63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29493.2" calcext:value-type="float">
            <text:p><text:s/>129,493 <text:s/></text:p>
          </table:table-cell>
          <table:table-cell table:style-name="ce51" office:value-type="float" office:value="2834802" calcext:value-type="float">
            <text:p><text:s/>2,834,802 <text:s/></text:p>
          </table:table-cell>
          <table:table-cell table:style-name="ce51" office:value-type="float" office:value="1378891.14945819" calcext:value-type="float">
            <text:p><text:s/>1,378,891 <text:s/></text:p>
          </table:table-cell>
          <table:table-cell table:style-name="ce51" office:value-type="float" office:value="-5867" calcext:value-type="float">
            <text:p><text:s/>-5,867 <text:s/></text:p>
          </table:table-cell>
          <table:table-cell table:style-name="ce51" office:value-type="float" office:value="10632.3433538298" calcext:value-type="float">
            <text:p><text:s/>10,632 <text:s/></text:p>
          </table:table-cell>
          <table:table-cell table:style-name="ce51" office:value-type="float" office:value="-1179892.34335383" calcext:value-type="float">
            <text:p><text:s/>-1,179,892 <text:s/></text:p>
          </table:table-cell>
          <table:table-cell table:style-name="ce51" office:value-type="float" office:value="-190637" calcext:value-type="float">
            <text:p><text:s/>-190,63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4916" calcext:value-type="float">
            <text:p><text:s/>574,916 <text:s/></text:p>
          </table:table-cell>
          <table:table-cell table:style-name="ce50" office:value-type="float" office:value="42011" calcext:value-type="float">
            <text:p><text:s/>42,011 <text:s/></text:p>
          </table:table-cell>
          <table:table-cell table:style-name="ce50" office:value-type="float" office:value="17595.1494581891" calcext:value-type="float">
            <text:p><text:s/>17,595 <text:s/></text:p>
          </table:table-cell>
          <table:table-cell table:style-name="ce50" office:value-type="float" office:value="347" calcext:value-type="float">
            <text:p><text:s/>347 <text:s/></text:p>
          </table:table-cell>
          <table:table-cell table:style-name="ce50" office:value-type="float" office:value="1085.61901253103" calcext:value-type="float">
            <text:p><text:s/>1,086 <text:s/></text:p>
          </table:table-cell>
          <table:table-cell table:style-name="ce50" office:value-type="float" office:value="25046.380987469" calcext:value-type="float">
            <text:p><text:s/>25,046 <text:s/></text:p>
          </table:table-cell>
          <table:table-cell table:style-name="ce50" office:value-type="float" office:value="232608" calcext:value-type="float">
            <text:p><text:s/>232,60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96108" calcext:value-type="float">
            <text:p><text:s/>3,596,108 <text:s/></text:p>
          </table:table-cell>
          <table:table-cell table:style-name="ce50" office:value-type="float" office:value="4238379" calcext:value-type="float">
            <text:p><text:s/>4,238,379 <text:s/></text:p>
          </table:table-cell>
          <table:table-cell table:style-name="ce50" office:value-type="float" office:value="2589393" calcext:value-type="float">
            <text:p><text:s/>2,589,393 <text:s/></text:p>
          </table:table-cell>
          <table:table-cell table:style-name="ce50" office:value-type="float" office:value="10010" calcext:value-type="float">
            <text:p><text:s/>10,010 <text:s/></text:p>
          </table:table-cell>
          <table:table-cell table:style-name="ce50" office:value-type="float" office:value="63201.2756587013" calcext:value-type="float">
            <text:p><text:s/>63,201 <text:s/></text:p>
          </table:table-cell>
          <table:table-cell table:style-name="ce50" office:value-type="float" office:value="1426720.7243413" calcext:value-type="float">
            <text:p><text:s/>1,426,721 <text:s/></text:p>
          </table:table-cell>
          <table:table-cell table:style-name="ce50" office:value-type="float" office:value="470339" calcext:value-type="float">
            <text:p><text:s/>470,33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596108" calcext:value-type="float">
            <text:p><text:s/>3,596,108 <text:s/></text:p>
          </table:table-cell>
          <table:table-cell table:style-name="ce50" office:value-type="float" office:value="3742276.75333333" calcext:value-type="float">
            <text:p><text:s/>3,742,277 <text:s/></text:p>
          </table:table-cell>
          <table:table-cell table:style-name="ce50" office:value-type="float" office:value="2280062.78195412" calcext:value-type="float">
            <text:p><text:s/>2,280,063 <text:s/></text:p>
          </table:table-cell>
          <table:table-cell table:style-name="ce50" office:value-type="float" office:value="10010" calcext:value-type="float">
            <text:p><text:s/>10,010 <text:s/></text:p>
          </table:table-cell>
          <table:table-cell table:style-name="ce50" office:value-type="float" office:value="63201.2756587013" calcext:value-type="float">
            <text:p><text:s/>63,201 <text:s/></text:p>
          </table:table-cell>
          <table:table-cell table:style-name="ce50" office:value-type="float" office:value="1426720.7243413" calcext:value-type="float">
            <text:p><text:s/>1,426,721 <text:s/></text:p>
          </table:table-cell>
          <table:table-cell table:style-name="ce50" office:value-type="float" office:value="470339" calcext:value-type="float">
            <text:p><text:s/>470,33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96102.246666667" calcext:value-type="float">
            <text:p><text:s/>496,102 <text:s/></text:p>
          </table:table-cell>
          <table:table-cell table:style-name="ce51" office:value-type="float" office:value="309330.218045876" calcext:value-type="float">
            <text:p><text:s/>309,33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6" calcext:value-type="float">
            <text:p><text:s/>146 <text:s/></text:p>
          </table:table-cell>
          <table:table-cell table:style-name="ce50" office:value-type="float" office:value="2567" calcext:value-type="float">
            <text:p><text:s/>2,567 <text:s/></text:p>
          </table:table-cell>
          <table:table-cell table:style-name="ce50" office:value-type="float" office:value="1521" calcext:value-type="float">
            <text:p><text:s/>1,52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6" calcext:value-type="float">
            <text:p><text:s/>146 <text:s/></text:p>
          </table:table-cell>
          <table:table-cell table:style-name="ce50" office:value-type="float" office:value="2474" calcext:value-type="float">
            <text:p><text:s/>2,474 <text:s/></text:p>
          </table:table-cell>
          <table:table-cell table:style-name="ce50" office:value-type="float" office:value="1472" calcext:value-type="float">
            <text:p><text:s/>1,47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6" calcext:value-type="float">
            <text:p><text:s/>36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3" calcext:value-type="float">
            <text:p><text:s/>93 <text:s/></text:p>
          </table:table-cell>
          <table:table-cell table:style-name="ce50" office:value-type="float" office:value="49" calcext:value-type="float">
            <text:p><text:s/>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3150539.2" calcext:value-type="float">
            <text:p><text:s/>3,150,539 <text:s/></text:p>
          </table:table-cell>
          <table:table-cell table:style-name="ce52" office:value-type="float" office:value="7028603" calcext:value-type="float">
            <text:p><text:s/>7,028,603 <text:s/></text:p>
          </table:table-cell>
          <table:table-cell table:style-name="ce52" office:value-type="float" office:value="3949168" calcext:value-type="float">
            <text:p><text:s/>3,949,168 <text:s/></text:p>
          </table:table-cell>
          <table:table-cell table:style-name="ce52" office:value-type="float" office:value="3796" calcext:value-type="float">
            <text:p><text:s/>3,796 <text:s/></text:p>
          </table:table-cell>
          <table:table-cell table:style-name="ce52" office:value-type="float" office:value="72748" calcext:value-type="float">
            <text:p><text:s/>72,748 <text:s/></text:p>
          </table:table-cell>
          <table:table-cell table:style-name="ce52" office:value-type="float" office:value="221746" calcext:value-type="float">
            <text:p><text:s/>221,746 <text:s/></text:p>
          </table:table-cell>
          <table:table-cell table:style-name="ce52" office:value-type="float" office:value="47086" calcext:value-type="float">
            <text:p><text:s/>47,08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20" calcext:value-type="float">
            <text:p><text:s/>220 <text:s/></text:p>
          </table:table-cell>
          <table:table-cell table:style-name="ce52" office:value-type="float" office:value="7028603" calcext:value-type="float">
            <text:p><text:s/>7,028,603 <text:s/></text:p>
          </table:table-cell>
          <table:table-cell table:style-name="ce52" office:value-type="float" office:value="3949168" calcext:value-type="float">
            <text:p><text:s/>3,949,168 <text:s/></text:p>
          </table:table-cell>
          <table:table-cell table:style-name="ce52" office:value-type="float" office:value="3796" calcext:value-type="float">
            <text:p><text:s/>3,796 <text:s/></text:p>
          </table:table-cell>
          <table:table-cell table:style-name="ce52" office:value-type="float" office:value="72748" calcext:value-type="float">
            <text:p><text:s/>72,748 <text:s/></text:p>
          </table:table-cell>
          <table:table-cell table:style-name="ce52" office:value-type="float" office:value="221746" calcext:value-type="float">
            <text:p><text:s/>221,746 <text:s/></text:p>
          </table:table-cell>
          <table:table-cell table:style-name="ce52" office:value-type="float" office:value="47086" calcext:value-type="float">
            <text:p><text:s/>47,0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5716" calcext:value-type="float">
            <text:p><text:s/>5,716 <text:s/></text:p>
          </table:table-cell>
          <table:table-cell table:style-name="ce50" office:value-type="float" office:value="5047" calcext:value-type="float">
            <text:p><text:s/>5,04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71" calcext:value-type="float">
            <text:p><text:s/>6,87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" calcext:value-type="float">
            <text:p><text:s/>21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6" calcext:value-type="float">
            <text:p><text:s/>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67" calcext:value-type="float">
            <text:p><text:s/>1,06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" calcext:value-type="float">
            <text:p><text:s/>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1" calcext:value-type="float">
            <text:p><text:s/>1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" calcext:value-type="float">
            <text:p><text:s/>8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4" calcext:value-type="float">
            <text:p><text:s/>5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" calcext:value-type="float">
            <text:p><text:s/>20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4" calcext:value-type="float">
            <text:p><text:s/>58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" calcext:value-type="float">
            <text:p>( 20 <text:s/>)</text:p>
          </table:table-cell>
          <table:table-cell table:style-name="ce53" office:value-type="float" office:value="8" calcext:value-type="float">
            <text:p>( 8 <text:s/>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84" calcext:value-type="float">
            <text:p>( 584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" calcext:value-type="float">
            <text:p><text:s/>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" calcext:value-type="float">
            <text:p><text:s/>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" calcext:value-type="float">
            <text:p><text:s/>2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25" calcext:value-type="float">
            <text:p><text:s/>2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" calcext:value-type="float">
            <text:p><text:s/>2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8" table:style-name="ce53" office:value-type="float" office:value="0" calcext:value-type="float">
            <text:p/>
          </table:table-cell>
          <table:table-cell table:style-name="ce53" office:value-type="float" office:value="3" calcext:value-type="float">
            <text:p>( 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8" table:style-name="ce55" office:value-type="float" office:value="0" calcext:value-type="float">
            <text:p/>
          </table:table-cell>
          <table:table-cell table:style-name="ce55" office:value-type="float" office:value="2" calcext:value-type="float">
            <text:p>( 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style-name="ce50" office:value-type="float" office:value="120" calcext:value-type="float">
            <text:p><text:s/>120 <text:s/></text:p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17" calcext:value-type="float">
            <text:p><text:s/>4,01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" calcext:value-type="float">
            <text:p><text:s/>120 <text:s/></text:p>
          </table:table-cell>
          <table:table-cell table:style-name="ce50" office:value-type="float" office:value="60" calcext:value-type="float">
            <text:p><text:s/>6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09" calcext:value-type="float">
            <text:p><text:s/>4,0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0" calcext:value-type="float">
            <text:p><text:s/>2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0" calcext:value-type="float">
            <text:p>( 22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50" office:value-type="float" office:value="2" calcext:value-type="float">
            <text:p><text:s/>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6" calcext:value-type="float">
            <text:p><text:s/>30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" calcext:value-type="float">
            <text:p><text:s/>4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" calcext:value-type="float">
            <text:p><text:s/>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" calcext:value-type="float">
            <text:p><text:s/>87 <text:s/></text:p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1" calcext:value-type="float">
            <text:p><text:s/>1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065" calcext:value-type="float">
            <text:p><text:s/>5,065 <text:s/></text:p>
          </table:table-cell>
          <table:table-cell table:style-name="ce50" office:value-type="float" office:value="4968" calcext:value-type="float">
            <text:p><text:s/>4,96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6" calcext:value-type="float">
            <text:p><text:s/>62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" calcext:value-type="float">
            <text:p><text:s/>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87577" calcext:value-type="float">
            <text:p><text:s/>6,987,577 <text:s/></text:p>
          </table:table-cell>
          <table:table-cell table:style-name="ce50" office:value-type="float" office:value="3928052" calcext:value-type="float">
            <text:p><text:s/>3,928,052 <text:s/></text:p>
          </table:table-cell>
          <table:table-cell table:style-name="ce50" office:value-type="float" office:value="991" calcext:value-type="float">
            <text:p><text:s/>991 <text:s/></text:p>
          </table:table-cell>
          <table:table-cell table:style-name="ce50" office:value-type="float" office:value="789" calcext:value-type="float">
            <text:p><text:s/>789 <text:s/></text:p>
          </table:table-cell>
          <table:table-cell table:style-name="ce50" office:value-type="float" office:value="218478" calcext:value-type="float">
            <text:p><text:s/>218,4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91" calcext:value-type="float">
            <text:p><text:s/>991 <text:s/></text:p>
          </table:table-cell>
          <table:table-cell table:style-name="ce50" office:value-type="float" office:value="789" calcext:value-type="float">
            <text:p><text:s/>789 <text:s/></text:p>
          </table:table-cell>
          <table:table-cell table:style-name="ce50" office:value-type="float" office:value="218478" calcext:value-type="float">
            <text:p><text:s/>218,47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87577" calcext:value-type="float">
            <text:p><text:s/>6,987,577 <text:s/></text:p>
          </table:table-cell>
          <table:table-cell table:style-name="ce50" office:value-type="float" office:value="3928052" calcext:value-type="float">
            <text:p><text:s/>3,928,0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262" calcext:value-type="float">
            <text:p><text:s/>35,262 <text:s/></text:p>
          </table:table-cell>
          <table:table-cell table:style-name="ce50" office:value-type="float" office:value="16069" calcext:value-type="float">
            <text:p><text:s/>16,069 <text:s/></text:p>
          </table:table-cell>
          <table:table-cell table:style-name="ce50" office:value-type="float" office:value="2805" calcext:value-type="float">
            <text:p><text:s/>2,805 <text:s/></text:p>
          </table:table-cell>
          <table:table-cell table:style-name="ce50" office:value-type="float" office:value="71959" calcext:value-type="float">
            <text:p><text:s/>71,959 <text:s/></text:p>
          </table:table-cell>
          <table:table-cell table:style-name="ce50" office:value-type="float" office:value="3268" calcext:value-type="float">
            <text:p><text:s/>3,268 <text:s/></text:p>
          </table:table-cell>
          <table:table-cell table:style-name="ce50" office:value-type="float" office:value="40188" calcext:value-type="float">
            <text:p><text:s/>40,1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0594" calcext:value-type="float">
            <text:p><text:s/>10,5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" calcext:value-type="float">
            <text:p><text:s/>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6" calcext:value-type="float">
            <text:p><text:s/>7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" calcext:value-type="float">
            <text:p><text:s/>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268" calcext:value-type="float">
            <text:p><text:s/>34,268 <text:s/></text:p>
          </table:table-cell>
          <table:table-cell table:style-name="ce50" office:value-type="float" office:value="15984" calcext:value-type="float">
            <text:p><text:s/>15,984 <text:s/></text:p>
          </table:table-cell>
          <table:table-cell table:style-name="ce50" office:value-type="float" office:value="2805" calcext:value-type="float">
            <text:p><text:s/>2,805 <text:s/></text:p>
          </table:table-cell>
          <table:table-cell table:style-name="ce50" office:value-type="float" office:value="71959" calcext:value-type="float">
            <text:p><text:s/>71,959 <text:s/></text:p>
          </table:table-cell>
          <table:table-cell table:style-name="ce50" office:value-type="float" office:value="3268" calcext:value-type="float">
            <text:p><text:s/>3,268 <text:s/></text:p>
          </table:table-cell>
          <table:table-cell table:style-name="ce50" office:value-type="float" office:value="26348" calcext:value-type="float">
            <text:p><text:s/>26,34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959" calcext:value-type="float">
            <text:p><text:s/>959 <text:s/></text:p>
          </table:table-cell>
          <table:table-cell table:style-name="ce51" office:value-type="float" office:value="85" calcext:value-type="float">
            <text:p><text:s/>8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170" calcext:value-type="float">
            <text:p><text:s/>3,170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50319.2" calcext:value-type="float">
            <text:p><text:s/>3,150,3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150319.2" calcext:value-type="float">
            <text:p><text:s/>3,150,3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3150319.2" calcext:value-type="float">
            <text:p>( 3,150,31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15755" calcext:value-type="float">
            <text:p><text:s/>3,115,75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2538" calcext:value-type="float">
            <text:p><text:s/>222,538 <text:s/></text:p>
          </table:table-cell>
          <table:table-cell table:style-name="ce50" office:value-type="float" office:value="78650" calcext:value-type="float">
            <text:p><text:s/>78,650 <text:s/></text:p>
          </table:table-cell>
          <table:table-cell table:style-name="ce50" office:value-type="float" office:value="284364.784877993" calcext:value-type="float">
            <text:p><text:s/>284,36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33" calcext:value-type="float">
            <text:p><text:s/>6,833 <text:s/></text:p>
          </table:table-cell>
          <table:table-cell table:style-name="ce50" office:value-type="float" office:value="323644" calcext:value-type="float">
            <text:p><text:s/>323,6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10165" calcext:value-type="float">
            <text:p><text:s/>210,165 <text:s/></text:p>
          </table:table-cell>
          <table:table-cell table:style-name="ce50" office:value-type="float" office:value="544664" calcext:value-type="float">
            <text:p><text:s/>544,6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1087" calcext:value-type="float">
            <text:p><text:s/>201,087 <text:s/></text:p>
          </table:table-cell>
          <table:table-cell table:style-name="ce50" office:value-type="float" office:value="44527" calcext:value-type="float">
            <text:p><text:s/>44,527 <text:s/></text:p>
          </table:table-cell>
          <table:table-cell table:style-name="ce50" office:value-type="float" office:value="12134.1521818263" calcext:value-type="float">
            <text:p><text:s/>12,1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89" calcext:value-type="float">
            <text:p><text:s/>23,289 <text:s/></text:p>
          </table:table-cell>
          <table:table-cell table:style-name="ce50" office:value-type="float" office:value="155203.314009662" calcext:value-type="float">
            <text:p><text:s/>155,20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59095" calcext:value-type="float">
            <text:p><text:s/>159,095 <text:s/></text:p>
          </table:table-cell>
          <table:table-cell table:style-name="ce50" office:value-type="float" office:value="1907600" calcext:value-type="float">
            <text:p><text:s/>1,907,6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3" calcext:value-type="float">
            <text:p><text:s/>2,08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172949.07" calcext:value-type="float">
            <text:p><text:s/>-172,949 <text:s/></text:p>
          </table:table-cell>
          <table:table-cell table:style-name="ce50" office:value-type="float" office:value="-414722" calcext:value-type="float">
            <text:p><text:s/>-414,7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630.6237623762" calcext:value-type="float">
            <text:p><text:s/>14,631 <text:s/></text:p>
          </table:table-cell>
          <table:table-cell table:style-name="ce50" office:value-type="float" office:value="16498" calcext:value-type="float">
            <text:p><text:s/>16,498 <text:s/></text:p>
          </table:table-cell>
          <table:table-cell table:style-name="ce50" office:value-type="float" office:value="-13412" calcext:value-type="float">
            <text:p><text:s/>-13,41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24399" calcext:value-type="float">
            <text:p><text:s/>-24,399 <text:s/></text:p>
          </table:table-cell>
          <table:table-cell table:style-name="ce50" office:value-type="float" office:value="-85558.1955555556" calcext:value-type="float">
            <text:p><text:s/>-85,55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96310.93" calcext:value-type="float">
            <text:p><text:s/>-196,311 <text:s/></text:p>
          </table:table-cell>
          <table:table-cell table:style-name="ce51" office:value-type="float" office:value="1078213" calcext:value-type="float">
            <text:p><text:s/>1,078,21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737.37623762376" calcext:value-type="float">
            <text:p><text:s/>4,737 <text:s/></text:p>
          </table:table-cell>
          <table:table-cell table:style-name="ce51" office:value-type="float" office:value="17625" calcext:value-type="float">
            <text:p><text:s/>17,625 <text:s/></text:p>
          </table:table-cell>
          <table:table-cell table:style-name="ce51" office:value-type="float" office:value="285642.632696167" calcext:value-type="float">
            <text:p><text:s/>285,64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7943" calcext:value-type="float">
            <text:p><text:s/>7,943 <text:s/></text:p>
          </table:table-cell>
          <table:table-cell table:style-name="ce51" office:value-type="float" office:value="253998.881545894" calcext:value-type="float">
            <text:p><text:s/>253,9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52516" calcext:value-type="float">
            <text:p><text:s/>52,516 <text:s/></text:p>
          </table:table-cell>
          <table:table-cell table:style-name="ce50" office:value-type="float" office:value="1311419" calcext:value-type="float">
            <text:p><text:s/>1,311,4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35" calcext:value-type="float">
            <text:p><text:s/>2,735 <text:s/></text:p>
          </table:table-cell>
          <table:table-cell table:style-name="ce50" office:value-type="float" office:value="4" calcext:value-type="float">
            <text:p><text:s/>4 <text:s/></text:p>
          </table:table-cell>
          <table:table-cell table:style-name="ce50" office:value-type="float" office:value="1684" calcext:value-type="float">
            <text:p><text:s/>1,68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21310.422222222" calcext:value-type="float">
            <text:p><text:s/>321,31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3772.07261483" calcext:value-type="float">
            <text:p><text:s/>393,772 <text:s/></text:p>
          </table:table-cell>
          <table:table-cell table:style-name="ce50" office:value-type="float" office:value="5834659.12607924" calcext:value-type="float">
            <text:p><text:s/>5,834,65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93706" calcext:value-type="float">
            <text:p><text:s/>393,706 <text:s/></text:p>
          </table:table-cell>
          <table:table-cell table:style-name="ce50" office:value-type="float" office:value="5455997" calcext:value-type="float">
            <text:p><text:s/>5,455,9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6.07261483" calcext:value-type="float">
            <text:p><text:s/>66 <text:s/></text:p>
          </table:table-cell>
          <table:table-cell table:style-name="ce51" office:value-type="float" office:value="378662.12607924" calcext:value-type="float">
            <text:p><text:s/>378,662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447701" calcext:value-type="float">
            <text:p><text:s/>5,447,701 <text:s/></text:p>
          </table:table-cell>
          <table:table-cell table:style-name="ce50" office:value-type="float" office:value="12237248" calcext:value-type="float">
            <text:p><text:s/>12,237,2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4596.03960396" calcext:value-type="float">
            <text:p><text:s/>274,596 <text:s/></text:p>
          </table:table-cell>
          <table:table-cell table:style-name="ce50" office:value-type="float" office:value="693687" calcext:value-type="float">
            <text:p><text:s/>693,687 <text:s/></text:p>
          </table:table-cell>
          <table:table-cell table:style-name="ce50" office:value-type="float" office:value="62051" calcext:value-type="float">
            <text:p><text:s/>62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543" calcext:value-type="float">
            <text:p><text:s/>139,543 <text:s/></text:p>
          </table:table-cell>
          <table:table-cell table:style-name="ce50" office:value-type="float" office:value="1484500.71502415" calcext:value-type="float">
            <text:p><text:s/>1,484,5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405581.11727273" calcext:value-type="float">
            <text:p><text:s/>5,405,581 <text:s/></text:p>
          </table:table-cell>
          <table:table-cell table:style-name="ce50" office:value-type="float" office:value="12237248" calcext:value-type="float">
            <text:p><text:s/>12,237,2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4596.03960396" calcext:value-type="float">
            <text:p><text:s/>274,596 <text:s/></text:p>
          </table:table-cell>
          <table:table-cell table:style-name="ce50" office:value-type="float" office:value="693687" calcext:value-type="float">
            <text:p><text:s/>693,687 <text:s/></text:p>
          </table:table-cell>
          <table:table-cell table:style-name="ce50" office:value-type="float" office:value="62051" calcext:value-type="float">
            <text:p><text:s/>62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543" calcext:value-type="float">
            <text:p><text:s/>139,543 <text:s/></text:p>
          </table:table-cell>
          <table:table-cell table:style-name="ce50" office:value-type="float" office:value="1437418.45991304" calcext:value-type="float">
            <text:p><text:s/>1,437,41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42119.8827272727" calcext:value-type="float">
            <text:p><text:s/>42,120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47082.2551111111" calcext:value-type="float">
            <text:p><text:s/>47,08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4740" calcext:value-type="float">
            <text:p><text:s/>34,740 <text:s/></text:p>
          </table:table-cell>
          <table:table-cell table:style-name="ce50" office:value-type="float" office:value="413593.07393017" calcext:value-type="float">
            <text:p><text:s/>413,59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26" calcext:value-type="float">
            <text:p><text:s/>26 <text:s/></text:p>
          </table:table-cell>
          <table:table-cell table:style-name="ce50" office:value-type="float" office:value="126" calcext:value-type="float">
            <text:p><text:s/>1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151" calcext:value-type="float">
            <text:p><text:s/>151 <text:s/></text:p>
          </table:table-cell>
          <table:table-cell table:style-name="ce50" office:value-type="float" office:value="11216" calcext:value-type="float">
            <text:p><text:s/>11,2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4527" calcext:value-type="float">
            <text:p><text:s/>34,527 <text:s/></text:p>
          </table:table-cell>
          <table:table-cell table:style-name="ce50" office:value-type="float" office:value="402251.07393017" calcext:value-type="float">
            <text:p><text:s/>402,25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36" calcext:value-type="float">
            <text:p><text:s/>36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4770361.99738517" calcext:value-type="float">
            <text:p><text:s/>4,770,362 <text:s/></text:p>
          </table:table-cell>
          <table:table-cell table:style-name="ce52" office:value-type="float" office:value="5755789.79999059" calcext:value-type="float">
            <text:p><text:s/>5,755,79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276598.415841584" calcext:value-type="float">
            <text:p><text:s/>276,598 <text:s/></text:p>
          </table:table-cell>
          <table:table-cell table:style-name="ce52" office:value-type="float" office:value="711308" calcext:value-type="float">
            <text:p><text:s/>711,308 <text:s/></text:p>
          </table:table-cell>
          <table:table-cell table:style-name="ce52" office:value-type="float" office:value="346009.632696167" calcext:value-type="float">
            <text:p><text:s/>346,010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7486" calcext:value-type="float">
            <text:p><text:s/>147,486 <text:s/></text:p>
          </table:table-cell>
          <table:table-cell table:style-name="ce52" office:value-type="float" office:value="1417189.17434783" calcext:value-type="float">
            <text:p><text:s/>1,417,18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4770361.99738517" calcext:value-type="float">
            <text:p><text:s/>4,770,362 <text:s/></text:p>
          </table:table-cell>
          <table:table-cell table:style-name="ce52" office:value-type="float" office:value="5755789.79999059" calcext:value-type="float">
            <text:p><text:s/>5,755,790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17370" calcext:value-type="float">
            <text:p><text:s/>117,370 <text:s/></text:p>
          </table:table-cell>
          <table:table-cell table:style-name="ce52" office:value-type="float" office:value="4858.46" calcext:value-type="float">
            <text:p><text:s/>4,8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23588.99738517" calcext:value-type="float">
            <text:p><text:s/>223,589 <text:s/></text:p>
          </table:table-cell>
          <table:table-cell table:style-name="ce50" office:value-type="float" office:value="5138547.79999059" calcext:value-type="float">
            <text:p><text:s/>5,138,54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7370" calcext:value-type="float">
            <text:p><text:s/>117,370 <text:s/></text:p>
          </table:table-cell>
          <table:table-cell table:style-name="ce50" office:value-type="float" office:value="4858.46" calcext:value-type="float">
            <text:p><text:s/>4,8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9430" calcext:value-type="float">
            <text:p><text:s/>19,430 <text:s/></text:p>
          </table:table-cell>
          <table:table-cell table:style-name="ce50" office:value-type="float" office:value="14731" calcext:value-type="float">
            <text:p><text:s/>14,73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6806" calcext:value-type="float">
            <text:p><text:s/>16,806 <text:s/></text:p>
          </table:table-cell>
          <table:table-cell table:style-name="ce50" office:value-type="float" office:value="442943.39649761" calcext:value-type="float">
            <text:p><text:s/>442,94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234.69842692" calcext:value-type="float">
            <text:p><text:s/>4,235 <text:s/></text:p>
          </table:table-cell>
          <table:table-cell table:style-name="ce50" office:value-type="float" office:value="1035259.7528117" calcext:value-type="float">
            <text:p><text:s/>1,035,26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25" calcext:value-type="float">
            <text:p><text:s/>125 <text:s/></text:p>
          </table:table-cell>
          <table:table-cell table:style-name="ce50" office:value-type="float" office:value="28474" calcext:value-type="float">
            <text:p><text:s/>28,4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408" calcext:value-type="float">
            <text:p><text:s/>408 <text:s/></text:p>
          </table:table-cell>
          <table:table-cell table:style-name="ce50" office:value-type="float" office:value="7928" calcext:value-type="float">
            <text:p><text:s/>7,92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1635.05476299" calcext:value-type="float">
            <text:p><text:s/>1,635 <text:s/></text:p>
          </table:table-cell>
          <table:table-cell table:style-name="ce50" office:value-type="float" office:value="427170.03069324" calcext:value-type="float">
            <text:p><text:s/>427,1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525" calcext:value-type="float">
            <text:p><text:s/>525 <text:s/></text:p>
          </table:table-cell>
          <table:table-cell table:style-name="ce50" office:value-type="float" office:value="1941" calcext:value-type="float">
            <text:p><text:s/>1,9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45356.51222626" calcext:value-type="float">
            <text:p><text:s/>45,357 <text:s/></text:p>
          </table:table-cell>
          <table:table-cell table:style-name="ce50" office:value-type="float" office:value="1122278.59911042" calcext:value-type="float">
            <text:p><text:s/>1,122,27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45356.51222626" calcext:value-type="float">
            <text:p><text:s/>45,357 <text:s/></text:p>
          </table:table-cell>
          <table:table-cell table:style-name="ce50" office:value-type="float" office:value="1099782.10262579" calcext:value-type="float">
            <text:p><text:s/>1,099,78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0897.44222626" calcext:value-type="float">
            <text:p>( 20,897 <text:s/>)</text:p>
          </table:table-cell>
          <table:table-cell table:style-name="ce53" office:value-type="float" office:value="1092321.62166462" calcext:value-type="float">
            <text:p>( 1,092,32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24459.07" calcext:value-type="float">
            <text:p>( 24,459 <text:s/>)</text:p>
          </table:table-cell>
          <table:table-cell table:style-name="ce53" office:value-type="float" office:value="7460.48096117" calcext:value-type="float">
            <text:p>( 7,46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96.49650171" calcext:value-type="float">
            <text:p><text:s/>22,4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0.00001708" calcext:value-type="float">
            <text:p><text:s/>-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5712" calcext:value-type="float">
            <text:p><text:s/>5,712 <text:s/></text:p>
          </table:table-cell>
          <table:table-cell table:style-name="ce50" office:value-type="float" office:value="129434" calcext:value-type="float">
            <text:p><text:s/>129,43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91" calcext:value-type="float">
            <text:p><text:s/>291 <text:s/></text:p>
          </table:table-cell>
          <table:table-cell table:style-name="ce50" office:value-type="float" office:value="104808.729435" calcext:value-type="float">
            <text:p><text:s/>104,80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2642.731971" calcext:value-type="float">
            <text:p><text:s/>2,643 <text:s/></text:p>
          </table:table-cell>
          <table:table-cell table:style-name="ce54" office:value-type="float" office:value="201114.971446" calcext:value-type="float">
            <text:p><text:s/>201,115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34050" calcext:value-type="float">
            <text:p><text:s/>34,050 <text:s/></text:p>
          </table:table-cell>
          <table:table-cell table:style-name="ce50" office:value-type="float" office:value="498714" calcext:value-type="float">
            <text:p><text:s/>498,7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7370" calcext:value-type="float">
            <text:p><text:s/>117,37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5810" calcext:value-type="float">
            <text:p><text:s/>25,810 <text:s/></text:p>
          </table:table-cell>
          <table:table-cell table:style-name="ce50" office:value-type="float" office:value="59979" calcext:value-type="float">
            <text:p><text:s/>59,9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980" calcext:value-type="float">
            <text:p><text:s/>76,98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8240" calcext:value-type="float">
            <text:p><text:s/>8,240 <text:s/></text:p>
          </table:table-cell>
          <table:table-cell table:style-name="ce50" office:value-type="float" office:value="438735" calcext:value-type="float">
            <text:p><text:s/>438,73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390" calcext:value-type="float">
            <text:p><text:s/>40,39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285" calcext:value-type="float">
            <text:p>( 285 <text:s/>)</text:p>
          </table:table-cell>
          <table:table-cell table:style-name="ce53" office:value-type="float" office:value="35903" calcext:value-type="float">
            <text:p>( 35,90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548" calcext:value-type="float">
            <text:p>( 2,548 <text:s/>)</text:p>
          </table:table-cell>
          <table:table-cell table:style-name="ce55" office:value-type="float" office:value="245332" calcext:value-type="float">
            <text:p>( 245,332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1488" calcext:value-type="float">
            <text:p><text:s/>11,488 <text:s/></text:p>
          </table:table-cell>
          <table:table-cell table:style-name="ce50" office:value-type="float" office:value="815647.32" calcext:value-type="float">
            <text:p><text:s/>815,6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858.46" calcext:value-type="float">
            <text:p><text:s/>4,85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0358" calcext:value-type="float">
            <text:p><text:s/>10,358 <text:s/></text:p>
          </table:table-cell>
          <table:table-cell table:style-name="ce50" office:value-type="float" office:value="752146.32" calcext:value-type="float">
            <text:p><text:s/>752,1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858.46" calcext:value-type="float">
            <text:p><text:s/>4,85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130" calcext:value-type="float">
            <text:p><text:s/>1,130 <text:s/></text:p>
          </table:table-cell>
          <table:table-cell table:style-name="ce50" office:value-type="float" office:value="63501" calcext:value-type="float">
            <text:p><text:s/>63,5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373" calcext:value-type="float">
            <text:p><text:s/>3,373 <text:s/></text:p>
          </table:table-cell>
          <table:table-cell table:style-name="ce50" office:value-type="float" office:value="70415" calcext:value-type="float">
            <text:p><text:s/>70,4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835" calcext:value-type="float">
            <text:p><text:s/>1,835 <text:s/></text:p>
          </table:table-cell>
          <table:table-cell table:style-name="ce54" office:value-type="float" office:value="15349" calcext:value-type="float">
            <text:p><text:s/>15,34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262.999998" calcext:value-type="float">
            <text:p><text:s/>6,263 <text:s/></text:p>
          </table:table-cell>
          <table:table-cell table:style-name="ce50" office:value-type="float" office:value="53014.99999662" calcext:value-type="float">
            <text:p><text:s/>53,0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1751" calcext:value-type="float">
            <text:p><text:s/>11,751 <text:s/></text:p>
          </table:table-cell>
          <table:table-cell table:style-name="ce50" office:value-type="float" office:value="34154" calcext:value-type="float">
            <text:p><text:s/>34,1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2419" calcext:value-type="float">
            <text:p><text:s/>2,419 <text:s/></text:p>
          </table:table-cell>
          <table:table-cell table:style-name="ce50" office:value-type="float" office:value="23417" calcext:value-type="float">
            <text:p><text:s/>23,4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39" calcext:value-type="float">
            <text:p><text:s/>3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55205" calcext:value-type="float">
            <text:p><text:s/>55,205 <text:s/></text:p>
          </table:table-cell>
          <table:table-cell table:style-name="ce50" office:value-type="float" office:value="111753" calcext:value-type="float">
            <text:p><text:s/>111,7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3348364" calcext:value-type="float">
            <text:p><text:s/>3,348,364 <text:s/></text:p>
          </table:table-cell>
          <table:table-cell table:style-name="ce50" office:value-type="float" office:value="208052" calcext:value-type="float">
            <text:p><text:s/>208,0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3186992" calcext:value-type="float">
            <text:p><text:s/>3,186,992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52870" calcext:value-type="float">
            <text:p><text:s/>52,87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08502" calcext:value-type="float">
            <text:p><text:s/>108,502 <text:s/></text:p>
          </table:table-cell>
          <table:table-cell table:style-name="ce50" office:value-type="float" office:value="208052" calcext:value-type="float">
            <text:p><text:s/>208,0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40823" calcext:value-type="float">
            <text:p><text:s/>840,823 <text:s/></text:p>
          </table:table-cell>
          <table:table-cell table:style-name="ce50" office:value-type="float" office:value="127074" calcext:value-type="float">
            <text:p><text:s/>127,07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985" calcext:value-type="float">
            <text:p><text:s/>985 <text:s/></text:p>
          </table:table-cell>
          <table:table-cell table:style-name="ce50" office:value-type="float" office:value="901" calcext:value-type="float">
            <text:p><text:s/>90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839838" calcext:value-type="float">
            <text:p><text:s/>839,838 <text:s/></text:p>
          </table:table-cell>
          <table:table-cell table:style-name="ce51" office:value-type="float" office:value="126173" calcext:value-type="float">
            <text:p><text:s/>126,17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57586" calcext:value-type="float">
            <text:p><text:s/>357,586 <text:s/></text:p>
          </table:table-cell>
          <table:table-cell table:style-name="ce50" office:value-type="float" office:value="282116" calcext:value-type="float">
            <text:p><text:s/>282,11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63853" calcext:value-type="float">
            <text:p><text:s/>63,853 <text:s/></text:p>
          </table:table-cell>
          <table:table-cell table:style-name="ce50" office:value-type="float" office:value="75362" calcext:value-type="float">
            <text:p><text:s/>75,3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2093" calcext:value-type="float">
            <text:p><text:s/>2,093 <text:s/></text:p>
          </table:table-cell>
          <table:table-cell table:style-name="ce50" office:value-type="float" office:value="2017" calcext:value-type="float">
            <text:p><text:s/>2,01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7939" calcext:value-type="float">
            <text:p><text:s/>7,939 <text:s/></text:p>
          </table:table-cell>
          <table:table-cell table:style-name="ce50" office:value-type="float" office:value="372" calcext:value-type="float">
            <text:p><text:s/>3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504" calcext:value-type="float">
            <text:p><text:s/>50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167" calcext:value-type="float">
            <text:p><text:s/>1,167 <text:s/></text:p>
          </table:table-cell>
          <table:table-cell table:style-name="ce50" office:value-type="float" office:value="1406" calcext:value-type="float">
            <text:p><text:s/>1,4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02159" calcext:value-type="float">
            <text:p><text:s/>202,159 <text:s/></text:p>
          </table:table-cell>
          <table:table-cell table:style-name="ce50" office:value-type="float" office:value="166614" calcext:value-type="float">
            <text:p><text:s/>166,61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79871" calcext:value-type="float">
            <text:p><text:s/>79,871 <text:s/></text:p>
          </table:table-cell>
          <table:table-cell table:style-name="ce51" office:value-type="float" office:value="36345" calcext:value-type="float">
            <text:p><text:s/>36,34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6598.415841584" calcext:value-type="float">
            <text:p><text:s/>276,598 <text:s/></text:p>
          </table:table-cell>
          <table:table-cell table:style-name="ce50" office:value-type="float" office:value="711308" calcext:value-type="float">
            <text:p><text:s/>711,308 <text:s/></text:p>
          </table:table-cell>
          <table:table-cell table:style-name="ce50" office:value-type="float" office:value="346009.632696167" calcext:value-type="float">
            <text:p><text:s/>346,0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116" calcext:value-type="float">
            <text:p><text:s/>30,116 <text:s/></text:p>
          </table:table-cell>
          <table:table-cell table:style-name="ce50" office:value-type="float" office:value="1412330.71434783" calcext:value-type="float">
            <text:p><text:s/>1,412,33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6598.415841584" calcext:value-type="float">
            <text:p><text:s/>276,598 <text:s/></text:p>
          </table:table-cell>
          <table:table-cell table:style-name="ce50" office:value-type="float" office:value="711308" calcext:value-type="float">
            <text:p><text:s/>711,308 <text:s/></text:p>
          </table:table-cell>
          <table:table-cell table:style-name="ce50" office:value-type="float" office:value="346009.632696167" calcext:value-type="float">
            <text:p><text:s/>346,01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116" calcext:value-type="float">
            <text:p><text:s/>30,116 <text:s/></text:p>
          </table:table-cell>
          <table:table-cell table:style-name="ce50" office:value-type="float" office:value="1412330.71434783" calcext:value-type="float">
            <text:p><text:s/>1,412,331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556969.37912938" calcext:value-type="float">
            <text:p><text:s/>1,556,969 <text:s/></text:p>
          </table:table-cell>
          <table:table-cell table:style-name="ce57" office:value-type="float" office:value="24774896.8164636" calcext:value-type="float">
            <text:p><text:s/>24,774,89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556620.70363438" calcext:value-type="float">
            <text:p><text:s/>1,556,621 <text:s/></text:p>
          </table:table-cell>
          <table:table-cell table:style-name="ce57" office:value-type="float" office:value="22698928.7693656" calcext:value-type="float">
            <text:p><text:s/>22,698,929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48.675495" calcext:value-type="float">
            <text:p><text:s/>349 <text:s/></text:p>
          </table:table-cell>
          <table:table-cell table:style-name="ce57" office:value-type="float" office:value="2075968.047098" calcext:value-type="float">
            <text:p><text:s/>2,075,968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57395.95959596" calcext:value-type="float">
            <text:p><text:s/>557,396 <text:s/></text:p>
          </table:table-cell>
          <table:table-cell table:style-name="ce49" office:value-type="float" office:value="827733" calcext:value-type="float">
            <text:p><text:s/>827,733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81882.8597443873" calcext:value-type="float">
            <text:p><text:s/>81,883 <text:s/></text:p>
          </table:table-cell>
          <table:table-cell table:number-columns-repeated="2" table:style-name="ce49" office:value-type="float" office:value="51496.5196377207" calcext:value-type="float">
            <text:p><text:s/>51,497 <text:s/></text:p>
          </table:table-cell>
          <table:table-cell table:number-columns-repeated="2" table:style-name="ce49" office:value-type="float" office:value="0" calcext:value-type="float">
            <text:p/>
          </table:table-cell>
          <table:table-cell table:style-name="ce49" office:value-type="float" office:value="30386.3401066667" calcext:value-type="float">
            <text:p><text:s/>30,386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759934.09090909" calcext:value-type="float">
            <text:p><text:s/>1,759,9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23113" calcext:value-type="float">
            <text:p><text:s/>2,323,1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34121.717171717" calcext:value-type="float">
            <text:p><text:s/>234,122 <text:s/></text:p>
          </table:table-cell>
          <table:table-cell table:style-name="ce50" office:value-type="float" office:value="149556" calcext:value-type="float">
            <text:p><text:s/>149,556 <text:s/></text:p>
          </table:table-cell>
          <table:table-cell table:style-name="ce50" office:value-type="float" office:value="176102" calcext:value-type="float">
            <text:p><text:s/>176,1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2083208.33333333" calcext:value-type="float">
            <text:p><text:s/>2,083,208 <text:s/></text:p>
          </table:table-cell>
          <table:table-cell table:style-name="ce51" office:value-type="float" office:value="678177" calcext:value-type="float">
            <text:p><text:s/>678,177 <text:s/></text:p>
          </table:table-cell>
          <table:table-cell table:style-name="ce51" office:value-type="float" office:value="2147011" calcext:value-type="float">
            <text:p><text:s/>2,147,011 <text:s/></text:p>
          </table:table-cell>
          <table:table-cell table:style-name="ce51" office:value-type="float" office:value="81882.8597443873" calcext:value-type="float">
            <text:p><text:s/>81,883 <text:s/></text:p>
          </table:table-cell>
          <table:table-cell table:number-columns-repeated="2" table:style-name="ce51" office:value-type="float" office:value="51496.5196377207" calcext:value-type="float">
            <text:p><text:s/>51,49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30386.3401066667" calcext:value-type="float">
            <text:p><text:s/>30,3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688967.42424242" calcext:value-type="float">
            <text:p><text:s/>1,688,9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29437" calcext:value-type="float">
            <text:p><text:s/>2,229,4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0.0000000000002" calcext:value-type="float">
            <text:p><text:s/>-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-0.0000000000002" calcext:value-type="float">
            <text:p><text:s/>-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71286.652900869" calcext:value-type="float">
            <text:p><text:s/>471,287 <text:s/></text:p>
          </table:table-cell>
          <table:table-cell table:style-name="ce50" office:value-type="float" office:value="2857.6734375" calcext:value-type="float">
            <text:p><text:s/>2,858 <text:s/></text:p>
          </table:table-cell>
          <table:table-cell table:style-name="ce50" office:value-type="float" office:value="619558.22766248" calcext:value-type="float">
            <text:p><text:s/>619,558 <text:s/></text:p>
          </table:table-cell>
          <table:table-cell table:style-name="ce50" office:value-type="float" office:value="75805.5917287122" calcext:value-type="float">
            <text:p><text:s/>75,806 <text:s/></text:p>
          </table:table-cell>
          <table:table-cell table:number-columns-repeated="2" table:style-name="ce50" office:value-type="float" office:value="51496.5196433789" calcext:value-type="float">
            <text:p><text:s/>51,49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4309.0720853333" calcext:value-type="float">
            <text:p><text:s/>24,3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51034.848484848" calcext:value-type="float">
            <text:p><text:s/>451,0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5366" calcext:value-type="float">
            <text:p><text:s/>595,36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0251.8044160202" calcext:value-type="float">
            <text:p><text:s/>20,252 <text:s/></text:p>
          </table:table-cell>
          <table:table-cell table:style-name="ce51" office:value-type="float" office:value="2857.6734375" calcext:value-type="float">
            <text:p><text:s/>2,858 <text:s/></text:p>
          </table:table-cell>
          <table:table-cell table:style-name="ce51" office:value-type="float" office:value="24192.22766248" calcext:value-type="float">
            <text:p><text:s/>24,192 <text:s/></text:p>
          </table:table-cell>
          <table:table-cell table:style-name="ce51" office:value-type="float" office:value="75805.5917287122" calcext:value-type="float">
            <text:p><text:s/>75,806 <text:s/></text:p>
          </table:table-cell>
          <table:table-cell table:number-columns-repeated="2" table:style-name="ce51" office:value-type="float" office:value="51496.5196433789" calcext:value-type="float">
            <text:p><text:s/>51,49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4309.0720853333" calcext:value-type="float">
            <text:p><text:s/>24,3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682354.54545455" calcext:value-type="float">
            <text:p><text:s/>1,682,355 <text:s/></text:p>
          </table:table-cell>
          <table:table-cell table:style-name="ce50" office:value-type="float" office:value="816498" calcext:value-type="float">
            <text:p><text:s/>816,498 <text:s/></text:p>
          </table:table-cell>
          <table:table-cell table:style-name="ce50" office:value-type="float" office:value="1494932" calcext:value-type="float">
            <text:p><text:s/>1,494,9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682354.54545455" calcext:value-type="float">
            <text:p><text:s/>1,682,355 <text:s/></text:p>
          </table:table-cell>
          <table:table-cell table:style-name="ce51" office:value-type="float" office:value="816498" calcext:value-type="float">
            <text:p><text:s/>816,498 <text:s/></text:p>
          </table:table-cell>
          <table:table-cell table:style-name="ce51" office:value-type="float" office:value="1494932" calcext:value-type="float">
            <text:p><text:s/>1,494,93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54050.582561465" calcext:value-type="float">
            <text:p><text:s/>554,051 <text:s/></text:p>
          </table:table-cell>
          <table:table-cell table:style-name="ce50" office:value-type="float" office:value="33945" calcext:value-type="float">
            <text:p><text:s/>33,945 <text:s/></text:p>
          </table:table-cell>
          <table:table-cell table:style-name="ce50" office:value-type="float" office:value="701173.4356478" calcext:value-type="float">
            <text:p><text:s/>701,1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554050.582561465" calcext:value-type="float">
            <text:p><text:s/>554,051 <text:s/></text:p>
          </table:table-cell>
          <table:table-cell table:style-name="ce50" office:value-type="float" office:value="33945" calcext:value-type="float">
            <text:p><text:s/>33,945 <text:s/></text:p>
          </table:table-cell>
          <table:table-cell table:style-name="ce50" office:value-type="float" office:value="701173.4356478" calcext:value-type="float">
            <text:p><text:s/>701,17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051258.21908312" calcext:value-type="float">
            <text:p><text:s/>1,051,258 <text:s/></text:p>
          </table:table-cell>
          <table:table-cell table:style-name="ce52" office:value-type="float" office:value="1457872.3265625" calcext:value-type="float">
            <text:p><text:s/>1,457,872 <text:s/></text:p>
          </table:table-cell>
          <table:table-cell table:style-name="ce52" office:value-type="float" office:value="91774.33668972" calcext:value-type="float">
            <text:p><text:s/>91,774 <text:s/></text:p>
          </table:table-cell>
          <table:table-cell table:style-name="ce52" office:value-type="float" office:value="6077.2680156751" calcext:value-type="float">
            <text:p><text:s/>6,077 <text:s/></text:p>
          </table:table-cell>
          <table:table-cell table:number-columns-repeated="2" table:style-name="ce52" office:value-type="float" office:value="-0.0000056582302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077.26802133333" calcext:value-type="float">
            <text:p><text:s/>6,077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825100.643325546" calcext:value-type="float">
            <text:p><text:s/>825,101 <text:s/></text:p>
          </table:table-cell>
          <table:table-cell table:style-name="ce52" office:value-type="float" office:value="1122028.3265625" calcext:value-type="float">
            <text:p><text:s/>1,122,028 <text:s/></text:p>
          </table:table-cell>
          <table:table-cell table:style-name="ce52" office:value-type="float" office:value="91774.33668972" calcext:value-type="float">
            <text:p><text:s/>91,774 <text:s/></text:p>
          </table:table-cell>
          <table:table-cell table:style-name="ce52" office:value-type="float" office:value="6077.2680156751" calcext:value-type="float">
            <text:p><text:s/>6,077 <text:s/></text:p>
          </table:table-cell>
          <table:table-cell table:number-columns-repeated="2" table:style-name="ce52" office:value-type="float" office:value="-0.0000056582302" calcext:value-type="float">
            <text:p><text:s/>-0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6077.26802133333" calcext:value-type="float">
            <text:p><text:s/>6,0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312543.404268306" calcext:value-type="float">
            <text:p><text:s/>312,543 <text:s/></text:p>
          </table:table-cell>
          <table:table-cell table:style-name="ce50" office:value-type="float" office:value="394905.3265625" calcext:value-type="float">
            <text:p><text:s/>394,905 <text:s/></text:p>
          </table:table-cell>
          <table:table-cell table:style-name="ce50" office:value-type="float" office:value="61530.33668972" calcext:value-type="float">
            <text:p><text:s/>61,530 <text:s/></text:p>
          </table:table-cell>
          <table:table-cell table:style-name="ce50" office:value-type="float" office:value="6077.2680156751" calcext:value-type="float">
            <text:p><text:s/>6,077 <text:s/></text:p>
          </table:table-cell>
          <table:table-cell table:number-columns-repeated="2" table:style-name="ce50" office:value-type="float" office:value="-0.0000056582302" calcext:value-type="float">
            <text:p><text:s/>-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6077.26802133333" calcext:value-type="float">
            <text:p><text:s/>6,0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0840.6239478114" calcext:value-type="float">
            <text:p><text:s/>10,841 <text:s/></text:p>
          </table:table-cell>
          <table:table-cell table:style-name="ce50" office:value-type="float" office:value="16098.3265625" calcext:value-type="float">
            <text:p><text:s/>16,09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1519.86531986532" calcext:value-type="float">
            <text:p><text:s/>1,520 <text:s/></text:p>
          </table:table-cell>
          <table:table-cell table:style-name="ce50" office:value-type="float" office:value="2257" calcext:value-type="float">
            <text:p><text:s/>2,2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3" table:style-name="ce50" office:value-type="float" office:value="-0.0000056582302" calcext:value-type="float">
            <text:p><text:s/>-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1283.588401303" calcext:value-type="float">
            <text:p><text:s/>31,2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294.33668972" calcext:value-type="float">
            <text:p><text:s/>41,2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31283.588401303" calcext:value-type="float">
            <text:p><text:s/>31,2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1294.33668972" calcext:value-type="float">
            <text:p><text:s/>41,2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31283.588401303" calcext:value-type="float">
            <text:p>( 31,284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1294.33668972" calcext:value-type="float">
            <text:p>( 41,29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344.78114478114" calcext:value-type="float">
            <text:p><text:s/>3,345 <text:s/></text:p>
          </table:table-cell>
          <table:table-cell table:style-name="ce50" office:value-type="float" office:value="4967" calcext:value-type="float">
            <text:p><text:s/>4,9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88.552188552189" calcext:value-type="float">
            <text:p><text:s/>189 <text:s/></text:p>
          </table:table-cell>
          <table:table-cell table:style-name="ce54" office:value-type="float" office:value="280" calcext:value-type="float">
            <text:p><text:s/>28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13758.922558923" calcext:value-type="float">
            <text:p><text:s/>213,759 <text:s/></text:p>
          </table:table-cell>
          <table:table-cell table:style-name="ce50" office:value-type="float" office:value="317432" calcext:value-type="float">
            <text:p><text:s/>317,4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13758.922558923" calcext:value-type="float">
            <text:p><text:s/>213,759 <text:s/></text:p>
          </table:table-cell>
          <table:table-cell table:style-name="ce50" office:value-type="float" office:value="317432" calcext:value-type="float">
            <text:p><text:s/>317,4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104376.430976431" calcext:value-type="float">
            <text:p>( 104,376 <text:s/>)</text:p>
          </table:table-cell>
          <table:table-cell table:style-name="ce53" office:value-type="float" office:value="154999" calcext:value-type="float">
            <text:p>( 154,999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28397.9797979798" calcext:value-type="float">
            <text:p>( 28,398 <text:s/>)</text:p>
          </table:table-cell>
          <table:table-cell table:style-name="ce55" office:value-type="float" office:value="42171" calcext:value-type="float">
            <text:p>( 42,171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867.4242424242" calcext:value-type="float">
            <text:p><text:s/>14,8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25" calcext:value-type="float">
            <text:p><text:s/>19,6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867.4242424242" calcext:value-type="float">
            <text:p><text:s/>14,8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25" calcext:value-type="float">
            <text:p><text:s/>19,6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346.80134680135" calcext:value-type="float">
            <text:p><text:s/>2,347 <text:s/></text:p>
          </table:table-cell>
          <table:table-cell table:style-name="ce50" office:value-type="float" office:value="3485" calcext:value-type="float">
            <text:p><text:s/>3,4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605.387205387205" calcext:value-type="float">
            <text:p><text:s/>605 <text:s/></text:p>
          </table:table-cell>
          <table:table-cell table:style-name="ce54" office:value-type="float" office:value="899" calcext:value-type="float">
            <text:p><text:s/>899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3485.8585858586" calcext:value-type="float">
            <text:p><text:s/>33,486 <text:s/></text:p>
          </table:table-cell>
          <table:table-cell table:style-name="ce50" office:value-type="float" office:value="49299" calcext:value-type="float">
            <text:p><text:s/>49,299 <text:s/></text:p>
          </table:table-cell>
          <table:table-cell table:style-name="ce50" office:value-type="float" office:value="380" calcext:value-type="float">
            <text:p><text:s/>3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75" calcext:value-type="float">
            <text:p><text:s/>1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1" calcext:value-type="float">
            <text:p><text:s/>23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26.599326599327" calcext:value-type="float">
            <text:p><text:s/>127 <text:s/></text:p>
          </table:table-cell>
          <table:table-cell table:style-name="ce50" office:value-type="float" office:value="188" calcext:value-type="float">
            <text:p><text:s/>1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077.26802133333" calcext:value-type="float">
            <text:p><text:s/>6,0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077.26802133333" calcext:value-type="float">
            <text:p><text:s/>6,0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07097.138047138" calcext:value-type="float">
            <text:p><text:s/>107,097 <text:s/></text:p>
          </table:table-cell>
          <table:table-cell table:style-name="ce50" office:value-type="float" office:value="132631" calcext:value-type="float">
            <text:p><text:s/>132,631 <text:s/></text:p>
          </table:table-cell>
          <table:table-cell table:style-name="ce50" office:value-type="float" office:value="23474" calcext:value-type="float">
            <text:p><text:s/>23,47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91648.063973064" calcext:value-type="float">
            <text:p><text:s/>91,648 <text:s/></text:p>
          </table:table-cell>
          <table:table-cell table:style-name="ce50" office:value-type="float" office:value="116852" calcext:value-type="float">
            <text:p><text:s/>116,852 <text:s/></text:p>
          </table:table-cell>
          <table:table-cell table:style-name="ce50" office:value-type="float" office:value="17107" calcext:value-type="float">
            <text:p><text:s/>17,1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3601.1784511785" calcext:value-type="float">
            <text:p><text:s/>13,601 <text:s/></text:p>
          </table:table-cell>
          <table:table-cell table:style-name="ce50" office:value-type="float" office:value="13198" calcext:value-type="float">
            <text:p><text:s/>13,198 <text:s/></text:p>
          </table:table-cell>
          <table:table-cell table:style-name="ce50" office:value-type="float" office:value="6222" calcext:value-type="float">
            <text:p><text:s/>6,2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847.89562289562" calcext:value-type="float">
            <text:p><text:s/>1,848 <text:s/></text:p>
          </table:table-cell>
          <table:table-cell table:style-name="ce51" office:value-type="float" office:value="2581" calcext:value-type="float">
            <text:p><text:s/>2,581 <text:s/></text:p>
          </table:table-cell>
          <table:table-cell table:style-name="ce51" office:value-type="float" office:value="145" calcext:value-type="float">
            <text:p><text:s/>145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405460.101010101" calcext:value-type="float">
            <text:p><text:s/>405,460 <text:s/></text:p>
          </table:table-cell>
          <table:table-cell table:style-name="ce52" office:value-type="float" office:value="594492" calcext:value-type="float">
            <text:p><text:s/>594,492 <text:s/></text:p>
          </table:table-cell>
          <table:table-cell table:style-name="ce52" office:value-type="float" office:value="6770" calcext:value-type="float">
            <text:p><text:s/>6,770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26157.575757576" calcext:value-type="float">
            <text:p><text:s/>226,158 <text:s/></text:p>
          </table:table-cell>
          <table:table-cell table:style-name="ce50" office:value-type="float" office:value="335844" calcext:value-type="float">
            <text:p><text:s/>335,8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26157.575757576" calcext:value-type="float">
            <text:p><text:s/>226,158 <text:s/></text:p>
          </table:table-cell>
          <table:table-cell table:style-name="ce50" office:value-type="float" office:value="335844" calcext:value-type="float">
            <text:p><text:s/>335,8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2607889.89726" calcext:value-type="float">
            <text:p><text:s/>2,607,890 <text:s/></text:p>
          </table:table-cell>
          <table:table-cell table:style-name="ce57" office:value-type="float" office:value="29961" calcext:value-type="float">
            <text:p><text:s/>29,961 <text:s/></text:p>
          </table:table-cell>
          <table:table-cell table:style-name="ce57" office:value-type="float" office:value="2577928.89726" calcext:value-type="float">
            <text:p><text:s/>2,577,929 <text:s/></text:p>
          </table:table-cell>
          <table:table-cell table:style-name="ce57" office:value-type="float" office:value="246937.313691" calcext:value-type="float">
            <text:p><text:s/>246,937 <text:s/></text:p>
          </table:table-cell>
          <table:table-cell table:number-columns-repeated="2" table:style-name="ce57" office:value-type="float" office:value="215697.313691" calcext:value-type="float">
            <text:p><text:s/>215,697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31240" calcext:value-type="float">
            <text:p><text:s/>31,24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2354368.11" calcext:value-type="float">
            <text:p><text:s/>2,354,36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354368.11" calcext:value-type="float">
            <text:p><text:s/>2,354,368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253521.78726" calcext:value-type="float">
            <text:p><text:s/>253,522 <text:s/></text:p>
          </table:table-cell>
          <table:table-cell table:style-name="ce57" office:value-type="float" office:value="29961" calcext:value-type="float">
            <text:p><text:s/>29,961 <text:s/></text:p>
          </table:table-cell>
          <table:table-cell table:style-name="ce57" office:value-type="float" office:value="223560.78726" calcext:value-type="float">
            <text:p><text:s/>223,561 <text:s/></text:p>
          </table:table-cell>
          <table:table-cell table:style-name="ce57" office:value-type="float" office:value="246937.313691" calcext:value-type="float">
            <text:p><text:s/>246,937 <text:s/></text:p>
          </table:table-cell>
          <table:table-cell table:number-columns-repeated="2" table:style-name="ce57" office:value-type="float" office:value="215697.313691" calcext:value-type="float">
            <text:p><text:s/>215,697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31240" calcext:value-type="float">
            <text:p><text:s/>31,24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4108831.117" calcext:value-type="float">
            <text:p><text:s/>4,108,831 <text:s/></text:p>
          </table:table-cell>
          <table:table-cell table:style-name="ce49" office:value-type="float" office:value="1400" calcext:value-type="float">
            <text:p><text:s/>1,400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4354155" calcext:value-type="float">
            <text:p><text:s/>34,354,15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4354155" calcext:value-type="float">
            <text:p><text:s/>34,354,155 <text:s/></text:p>
          </table:table-cell>
          <table:table-cell table:style-name="ce51" office:value-type="float" office:value="4108831.117" calcext:value-type="float">
            <text:p><text:s/>4,108,831 <text:s/></text:p>
          </table:table-cell>
          <table:table-cell table:style-name="ce51" office:value-type="float" office:value="1400" calcext:value-type="float">
            <text:p><text:s/>1,400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76096.562874" calcext:value-type="float">
            <text:p><text:s/>76,09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4354155" calcext:value-type="float">
            <text:p><text:s/>34,354,155 <text:s/></text:p>
          </table:table-cell>
          <table:table-cell table:style-name="ce50" office:value-type="float" office:value="6718840.117" calcext:value-type="float">
            <text:p><text:s/>6,718,840 <text:s/></text:p>
          </table:table-cell>
          <table:table-cell table:style-name="ce50" office:value-type="float" office:value="1400" calcext:value-type="float">
            <text:p><text:s/>1,4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4354155" calcext:value-type="float">
            <text:p><text:s/>34,354,155 <text:s/></text:p>
          </table:table-cell>
          <table:table-cell table:style-name="ce50" office:value-type="float" office:value="6718840.117" calcext:value-type="float">
            <text:p><text:s/>6,718,840 <text:s/></text:p>
          </table:table-cell>
          <table:table-cell table:style-name="ce50" office:value-type="float" office:value="1400" calcext:value-type="float">
            <text:p><text:s/>1,4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0009" calcext:value-type="float">
            <text:p><text:s/>2,610,0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206014.641" calcext:value-type="float">
            <text:p><text:s/>115,206,01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10009" calcext:value-type="float">
            <text:p><text:s/>2,610,00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5206014.641" calcext:value-type="float">
            <text:p><text:s/>115,206,01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530724.004" calcext:value-type="float">
            <text:p><text:s/>10,530,72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860.08" calcext:value-type="float">
            <text:p><text:s/>14,86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29.194" calcext:value-type="float">
            <text:p><text:s/>2,82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30.445" calcext:value-type="float">
            <text:p><text:s/>6,53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02517.205" calcext:value-type="float">
            <text:p><text:s/>2,602,51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42178.08" calcext:value-type="float">
            <text:p><text:s/>4,642,17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61809" calcext:value-type="float">
            <text:p><text:s/>3,261,80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5840149.681126" calcext:value-type="float">
            <text:p><text:s/>5,840,15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8759044.393" calcext:value-type="float">
            <text:p><text:s/>98,759,04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98759044.393" calcext:value-type="float">
            <text:p><text:s/>98,759,04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016860.496" calcext:value-type="float">
            <text:p><text:s/>54,016,8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2441.056" calcext:value-type="float">
            <text:p><text:s/>182,4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80039.61" calcext:value-type="float">
            <text:p><text:s/>2,880,0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252438.34" calcext:value-type="float">
            <text:p><text:s/>7,252,4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71282.775" calcext:value-type="float">
            <text:p><text:s/>171,2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3283.722" calcext:value-type="float">
            <text:p><text:s/>593,2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283802.529" calcext:value-type="float">
            <text:p><text:s/>3,283,80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0373.349" calcext:value-type="float">
            <text:p><text:s/>250,3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317033.651" calcext:value-type="float">
            <text:p><text:s/>10,317,03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65377.111" calcext:value-type="float">
            <text:p><text:s/>3,665,3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09618.323" calcext:value-type="float">
            <text:p>( 1,309,61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089127.51" calcext:value-type="float">
            <text:p>( 2,089,128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66631.278" calcext:value-type="float">
            <text:p>( 266,631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46284.446" calcext:value-type="float">
            <text:p><text:s/>4,746,28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05372.094" calcext:value-type="float">
            <text:p><text:s/>1,905,372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67025.651" calcext:value-type="float">
            <text:p><text:s/>1,867,0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05467.849" calcext:value-type="float">
            <text:p><text:s/>605,468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508943.487" calcext:value-type="float">
            <text:p><text:s/>2,508,9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63349.812" calcext:value-type="float">
            <text:p><text:s/>4,663,3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40591.298" calcext:value-type="float">
            <text:p><text:s/>2,640,5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22758.514" calcext:value-type="float">
            <text:p><text:s/>2,022,7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165111.988" calcext:value-type="float">
            <text:p><text:s/>7,165,1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879597.526" calcext:value-type="float">
            <text:p><text:s/>6,879,59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5514.462" calcext:value-type="float">
            <text:p><text:s/>285,5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26252.089" calcext:value-type="float">
            <text:p>( 126,25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16114.173" calcext:value-type="float">
            <text:p><text:s/>3,316,11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281969.54" calcext:value-type="float">
            <text:p><text:s/>1,281,97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58274.954" calcext:value-type="float">
            <text:p><text:s/>4,158,2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65153.021" calcext:value-type="float">
            <text:p><text:s/>1,165,15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80800.39" calcext:value-type="float">
            <text:p><text:s/>980,80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92041.884" calcext:value-type="float">
            <text:p><text:s/>892,0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1912.715" calcext:value-type="float">
            <text:p><text:s/>481,91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6904.041" calcext:value-type="float">
            <text:p><text:s/>236,9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6904.041" calcext:value-type="float">
            <text:p><text:s/>236,9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70481.191" calcext:value-type="float">
            <text:p><text:s/>1,870,48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5005.563" calcext:value-type="float">
            <text:p><text:s/>355,00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515475.628" calcext:value-type="float">
            <text:p><text:s/>1,515,4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852546.483" calcext:value-type="float">
            <text:p><text:s/>20,852,54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50308.05876031" calcext:value-type="float">
            <text:p><text:s/>2,450,3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17064.31803347" calcext:value-type="float">
            <text:p><text:s/>1,017,06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97312.269" calcext:value-type="float">
            <text:p><text:s/>297,31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4243.256" calcext:value-type="float">
            <text:p><text:s/>274,2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0882.792" calcext:value-type="float">
            <text:p><text:s/>650,8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2322.686392602" calcext:value-type="float">
            <text:p><text:s/>552,32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3338.404432303" calcext:value-type="float">
            <text:p><text:s/>223,3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20925.96338132" calcext:value-type="float">
            <text:p><text:s/>3,120,9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43736.319" calcext:value-type="float">
            <text:p><text:s/>2,643,736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622412.416" calcext:value-type="float">
            <text:p><text:s/>9,622,412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1782252.182" calcext:value-type="float">
            <text:p><text:s/>21,782,25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4354155" calcext:value-type="float">
            <text:p><text:s/>34,354,155 <text:s/></text:p>
          </table:table-cell>
          <table:table-cell table:style-name="ce57" office:value-type="float" office:value="6718840.117" calcext:value-type="float">
            <text:p><text:s/>6,718,840 <text:s/></text:p>
          </table:table-cell>
          <table:table-cell table:style-name="ce57" office:value-type="float" office:value="1400" calcext:value-type="float">
            <text:p><text:s/>1,4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4354155" calcext:value-type="float">
            <text:p><text:s/>34,354,155 <text:s/></text:p>
          </table:table-cell>
          <table:table-cell table:style-name="ce57" office:value-type="float" office:value="6718840.117" calcext:value-type="float">
            <text:p><text:s/>6,718,840 <text:s/></text:p>
          </table:table-cell>
          <table:table-cell table:style-name="ce57" office:value-type="float" office:value="1400" calcext:value-type="float">
            <text:p><text:s/>1,400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2年(西元1993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38725" calcext:value-type="float">
            <text:p><text:s/>38,725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8725" calcext:value-type="float">
            <text:p><text:s/>38,725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38725" calcext:value-type="float">
            <text:p><text:s/>38,725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38725" calcext:value-type="float">
            <text:p><text:s/>38,725 <text:s/></text:p>
          </table:table-cell>
          <table:table-cell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1161.75" calcext:value-type="float">
            <text:p><text:s/>1,162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161.75" calcext:value-type="float">
            <text:p><text:s/>1,162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37563.25" calcext:value-type="float">
            <text:p><text:s/>37,563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